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year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 table:style-name="Default" office:value-type="string">
            <text:p>Length.mm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4.2">
            <text:p>14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3.2">
            <text:p>13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3.6">
            <text:p>13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5.5">
            <text:p>1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3.3">
            <text:p>13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9.9">
            <text:p>9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3.5">
            <text:p>13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5.2">
            <text:p>15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5.7">
            <text:p>1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4.5">
            <text:p>1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2</text:p>
          </table:table-cell>
          <table:table-cell office:value-type="float" office:value="13.7">
            <text:p>13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4.7">
            <text:p>14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9">
            <text:p>7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2.6">
            <text:p>1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0.8">
            <text:p>10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5.7">
            <text:p>1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3.1">
            <text:p>13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3.3">
            <text:p>13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8.9">
            <text:p>8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9.9">
            <text:p>9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5.2">
            <text:p>15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4.8">
            <text:p>14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sgl5</text:p>
          </table:table-cell>
          <table:table-cell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0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2-26T09:23:53</meta:creation-date>
    <dc:date>2014-02-26T09:27:50</dc:date>
    <dc:creator>Sophia Nazarova</dc:creator>
    <meta:editing-duration>P0D</meta:editing-duration>
    <meta:editing-cycles>1</meta:editing-cycles>
    <meta:document-statistic meta:table-count="1" meta:cell-count="2280" meta:object-count="0"/>
    <meta:generator>LibreOffice/3.6$Linux_X86_64 LibreOffice_project/360m1$Build-2</meta:generator>
  </office:meta>
</office:document-meta>
</file>